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font-weight="bold" style:font-weight-asian="bold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weight="bold" style:font-weight-asian="bold"/>
    </style:style>
    <style:style style:name="T7" style:parent-style-name="Policepardéfaut" style:family="text">
      <style:text-properties fo:font-weight="bold" style:font-weight-asian="bold"/>
    </style:style>
    <style:style style:name="T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fo:font-weight="bold" style:font-weight-asian="bold"/>
    </style:style>
    <style:style style:name="T1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fo:font-weight="bold" style:font-weight-asian="bold"/>
    </style:style>
    <style:style style:name="T1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9" style:parent-style-name="Policepardéfaut" style:family="text">
      <style:text-properties fo:font-weight="bold" style:font-weight-asian="bold"/>
    </style:style>
    <style:style style:name="T2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4" style:parent-style-name="Normal" style:family="paragraph">
      <style:text-properties fo:font-weight="bold" style:font-weight-asian="bold"/>
    </style:style>
    <style:style style:name="T2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margin-left="0.4916in">
        <style:tab-stops/>
      </style:paragraph-properties>
    </style:style>
    <style:style style:name="P29" style:parent-style-name="Normal" style:family="paragraph">
      <style:paragraph-properties fo:margin-left="0.4916in">
        <style:tab-stops/>
      </style:paragraph-properties>
    </style:style>
    <style:style style:name="P30" style:parent-style-name="Normal" style:family="paragraph">
      <style:paragraph-properties fo:margin-left="0.4916in">
        <style:tab-stops/>
      </style:paragraph-properties>
    </style:style>
    <style:style style:name="T31" style:parent-style-name="Policepardéfaut" style:family="text">
      <style:text-properties fo:font-weight="bold" style:font-weight-asian="bold"/>
    </style:style>
    <style:style style:name="T3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3" style:parent-style-name="Normal" style:family="paragraph">
      <style:paragraph-properties fo:margin-left="0.4916in">
        <style:tab-stops/>
      </style:paragraph-properties>
    </style:style>
    <style:style style:name="T3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5" style:parent-style-name="Normal" style:family="paragraph">
      <style:paragraph-properties fo:margin-left="0.4916in">
        <style:tab-stops/>
      </style:paragraph-properties>
    </style:style>
    <style:style style:name="P36" style:parent-style-name="Normal" style:family="paragraph">
      <style:paragraph-properties fo:margin-left="0.4916in">
        <style:tab-stops/>
      </style:paragraph-properties>
    </style:style>
    <style:style style:name="T3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 fo:margin-left="0.9833in">
        <style:tab-stops/>
      </style:paragraph-properties>
    </style:style>
    <style:style style:name="T39" style:parent-style-name="Policepardéfaut" style:family="text">
      <style:text-properties fo:font-weight="bold" style:font-weight-asian="bold"/>
    </style:style>
    <style:style style:name="T40" style:parent-style-name="Policepardéfaut" style:family="text">
      <style:text-properties fo:font-weight="bold" style:font-weight-asian="bold"/>
    </style:style>
    <style:style style:name="T4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margin-left="0.4916in">
        <style:tab-stops/>
      </style:paragraph-properties>
    </style:style>
    <style:style style:name="T4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4" style:parent-style-name="Policepardéfaut" style:family="text">
      <style:text-properties fo:font-weight="bold" style:font-weight-asian="bold"/>
    </style:style>
    <style:style style:name="T45" style:parent-style-name="Policepardéfaut" style:family="text">
      <style:text-properties fo:font-weight="bold" style:font-weight-asian="bold"/>
    </style:style>
    <style:style style:name="T4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0" style:parent-style-name="Policepardéfaut" style:family="text">
      <style:text-properties fo:font-weight="bold" style:font-weight-asian="bold"/>
    </style:style>
    <style:style style:name="T5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5" style:parent-style-name="Normal" style:family="paragraph">
      <style:text-properties fo:font-weight="bold" style:font-weight-asian="bold" fo:font-size="12pt" style:font-size-asian="12pt" style:font-size-complex="12pt"/>
    </style:style>
    <style:style style:name="T5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5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9" style:parent-style-name="Normal" style:family="paragraph">
      <style:text-properties fo:font-weight="bold" style:font-weight-asian="bold" fo:font-size="12pt" style:font-size-asian="12pt" style:font-size-complex="12pt"/>
    </style:style>
    <style:style style:name="T6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62" style:parent-style-name="Policepardéfaut" style:family="text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Les<text:s/>Races<text:s/></text:p>
      <text:p text:style-name="Normal"/>
      <text:p text:style-name="Normal"/>
      <text:p text:style-name="Normal"/>
      <text:p text:style-name="Normal"><text:span text:style-name="T2">Faune</text:span><text:s/>&lt;Race ET Catégorie&gt; :</text:p>
      <text:p text:style-name="Normal"><text:tab/>-<text:s/><text:span text:style-name="T3">Caractéristique</text:span><text:s/>: Monstre, Difforme,<text:s/></text:p>
      <text:p text:style-name="Normal"><text:tab/>-<text:s/><text:span text:style-name="T4">Equivalence</text:span><text:s/>: Mobs, animaux, toussa</text:p>
      <text:p text:style-name="Normal"><text:tab/>-<text:s/><text:span text:style-name="T5">Histoire</text:span><text:s/>: présent dès l'origine du Donjon. Ils sont majoritairement hostiles envers tous</text:p>
      <text:p text:style-name="Normal"><text:tab/>le monde. Ils sont dépourvus d'intelligence dite "complexe".</text:p>
      <text:p text:style-name="Normal"/>
      <text:p text:style-name="Normal"><text:span text:style-name="T6">Pouilleux</text:span><text:span text:style-name="T7"> </text:span>:</text:p>
      <text:p text:style-name="Normal"><text:tab/>-<text:s/><text:span text:style-name="T8">Caractéristique</text:span><text:s/>: Humanoïde, Difforme, sous-race du Donjon</text:p>
      <text:p text:style-name="Normal"><text:tab/><text:tab/>leurs nom de famille provienne du champs léxical de la Crasse (tache, croite, égout etc ...)</text:p>
      <text:p text:style-name="Normal"><text:tab/>-<text:s/><text:span text:style-name="T9">Equivalence</text:span><text:s/>: SDF, Smicard, Shlag, Nosferatus (pour l'inspiration)</text:p>
      <text:p text:style-name="Normal"><text:tab/>-<text:s/><text:span text:style-name="T10">Histoire</text:span><text:s/>:<text:s/></text:p>
      <text:p text:style-name="Normal"><text:tab/><text:tab/>-Comment sont-ils arrivés :</text:p>
      <text:p text:style-name="Normal"><text:tab/><text:tab/></text:p>
      <text:p text:style-name="Normal"><text:tab/><text:tab/>-Actuellement :</text:p>
      <text:p text:style-name="Normal"><text:tab/><text:tab/>Rebuts du Donjon</text:p>
      <text:p text:style-name="Normal"><text:span text:style-name="T11">Humains</text:span> :</text:p>
      <text:p text:style-name="Normal"><text:tab/>-<text:s/><text:span text:style-name="T12">Caractéristique</text:span><text:s/>: Humanoïde, majorité des habitant du Donjon</text:p>
      <text:p text:style-name="Normal"><text:tab/>-<text:s/><text:span text:style-name="T13">Equivalence</text:span><text:s/>: Nous, les "Normaux"</text:p>
      <text:p text:style-name="Normal"><text:tab/>-<text:s/><text:span text:style-name="T14">Histoire</text:span><text:s/>: La majorité des habitants du donjon sont "Humain"</text:p>
      <text:p text:style-name="Normal"/>
      <text:p text:style-name="Normal"><text:span text:style-name="T15">Streums</text:span><text:s/>&lt;Race ET Catégorie&gt; :</text:p>
      <text:p text:style-name="Normal"><text:tab/>-<text:s/><text:span text:style-name="T16">Caractéristique</text:span><text:s/>: Difforme, gardien de l'Ordre, présent dans les Couloirs du Donjon</text:p>
      <text:p text:style-name="Normal"><text:tab/>-<text:s/><text:span text:style-name="T17">Equivalence</text:span><text:s/>: Police</text:p>
      <text:soft-page-break/>
      <text:p text:style-name="Normal"><text:tab/>-<text:s/><text:span text:style-name="T18">Histoire</text:span><text:s/>: Force "indépendante" errant dans le Donjon avec comme seul but le maintient</text:p>
      <text:p text:style-name="Normal"><text:tab/>de l'Ordre. Ils ne peuvent appartenir à une Catégorie.</text:p>
      <text:p text:style-name="Normal"/>
      <text:p text:style-name="Normal"><text:span text:style-name="T19">Licorne</text:span> :<text:s/></text:p>
      <text:p text:style-name="Normal"><text:tab/>-<text:s/><text:span text:style-name="T20">Caractéristique</text:span><text:s/>:<text:s/></text:p>
      <text:p text:style-name="Normal"><text:tab/><text:tab/># Pré-rupture</text:p>
      <text:p text:style-name="Normal"><text:tab/><text:tab/>Difforme, Humanoïde, Mage, boulgi boulga de tous, il est le Créateur.</text:p>
      <text:p text:style-name="Normal"><text:tab/>-<text:s/><text:span text:style-name="T21">Equivalence</text:span><text:s/>:</text:p>
      <text:p text:style-name="Normal"><text:tab/><text:tab/># Pré-rupture</text:p>
      <text:p text:style-name="Normal"><text:s/><text:tab/><text:tab/>Le Système (avec un grand S), Métaphore</text:p>
      <text:p text:style-name="Normal"><text:tab/>-<text:s/><text:span text:style-name="T22">Histoire</text:span><text:s/>:</text:p>
      <text:p text:style-name="Normal"><text:tab/><text:tab/># Pré-rupture</text:p>
      <text:p text:style-name="Normal"><text:tab/><text:tab/>Le seigneur, maitre, gourou du Donjon. Seul et unique, il dirige le Donjon et est</text:p>
      <text:p text:style-name="Normal"><text:tab/><text:tab/>a la base de tout ce qui ce passe / c'est passé au sein du Donjon.</text:p>
      <text:p text:style-name="Normal"><text:tab/><text:tab/># Post-rupture</text:p>
      <text:p text:style-name="Normal"><text:tab/><text:tab/>Invention délibéré des Voyants</text:p>
      <text:p text:style-name="Normal"><text:tab/></text:p>
      <text:p text:style-name="P23">Les Catégories</text:p>
      <text:p text:style-name="Normal"/>
      <text:p text:style-name="P24">Non-voyant :</text:p>
      <text:p text:style-name="Normal"><text:tab/>-<text:s/><text:span text:style-name="T25">Equivalence</text:span><text:s/>: "Les gens"</text:p>
      <text:p text:style-name="Normal"><text:tab/>-<text:s/><text:span text:style-name="T26">Histoire</text:span><text:s/>: non-voyant, en réponse aux "Voyants".</text:p>
      <text:p text:style-name="Normal"><text:tab/>-<text:span text:style-name="T27">Explications</text:span> :</text:p>
      <text:p text:style-name="P28">Il caractérise ceux qui ne connaissent pas les mécaniques<text:s/>propres<text:s/>au Donjon. Etre Non-<text:s/>voyant n'est pas forcément<text:s/>signe de<text:s/>bêtise.<text:s/></text:p>
      <text:p text:style-name="P29">Les<text:s/>non-voyants<text:s/>"subissent" le Donjon.<text:s/></text:p>
      <text:p text:style-name="P30">Etre non-voyant signifie juste un manque de connaissance, ou de<text:s/>volonté, à connaitre le Donjon et à y intégrer ses concepts.</text:p>
      <text:soft-page-break/>
      <text:p text:style-name="Normal"><text:span text:style-name="T31">Voyant</text:span><text:s/>&lt;Race en #Post-rupture&gt; :</text:p>
      <text:p text:style-name="Normal"><text:tab/>-<text:s/><text:span text:style-name="T32">Equivalence</text:span><text:s/>: L'Elite de la société</text:p>
      <text:p text:style-name="P33">-<text:s/><text:span text:style-name="T34">Histoire</text:span><text:s/>: Ainsi sont nommés ceux qui voient (avec les<text:s/>yeux !). Peuvent être<text:s/>considéré<text:s/>comme des "sages"</text:p>
      <text:p text:style-name="P35">-leur connaissance du Donjon et de ses mechaniques leur donne ce titre. Il sont généralement "vieux"</text:p>
      <text:p text:style-name="P36">-due à leur vécu au sein du Donjon. Ils<text:s/>pense voir, mais ne voie que ce que le Donjon veut qu'ils voient.</text:p>
      <text:p text:style-name="Normal"><text:tab/>-Ils sont les Sages des habitants du Donjons,<text:s/>mais sont-ils<text:s/>"voyant" pour autant ?</text:p>
      <text:p text:style-name="Normal"><text:tab/>-<text:s/><text:span text:style-name="T37">Anecdotes</text:span><text:s/>:</text:p>
      <text:p text:style-name="P38">Bien que Humain, les Voyant n'aime pas<text:s/>être<text:s/>"traité" d'Humain. Ils se pensent supérieur, et<text:s/>trône<text:s/>au sommet (quoique ..) de la hiérarchie du Donjon.</text:p>
      <text:p text:style-name="Normal"/>
      <text:p text:style-name="Normal"><text:span text:style-name="T39">Sage</text:span><text:span text:style-name="T40"> </text:span>:</text:p>
      <text:p text:style-name="Normal"><text:tab/>-<text:s/><text:span text:style-name="T41">Equivalence</text:span><text:s/>: Les<text:s/>lobbyistes, ceux qui gouvernent le monde</text:p>
      <text:p text:style-name="P42">-<text:s/><text:span text:style-name="T43">Histoire</text:span><text:s/>: Certain Voyant s'autoproclame Sage. D'autre habitant du Donjon peuvent aussi<text:s/>considérer<text:s/>comme<text:s/>Sage une personne (quel que<text:s/>soit sa race). Les Sages sont généralement des Voyant. Dans l'ordre des<text:s/>choses, un<text:s/>Sage est<text:s/>au-dessus<text:s/>d'un voyant.</text:p>
      <text:p text:style-name="Normal"/>
      <text:p text:style-name="Normal"><text:span text:style-name="T44">Golmon</text:span><text:span text:style-name="T45"> </text:span>:</text:p>
      <text:p text:style-name="Normal"><text:tab/>-<text:s/><text:span text:style-name="T46">Equivalence</text:span><text:s/>: Les contestataire, anarchiste</text:p>
      <text:p text:style-name="Normal"><text:tab/>-<text:s/><text:span text:style-name="T47">Races</text:span><text:s/>: Humain / autres</text:p>
      <text:p text:style-name="Normal"><text:tab/>-<text:s/><text:span text:style-name="T48">Titre</text:span><text:s/>: Golmon, traitres</text:p>
      <text:p text:style-name="Normal"><text:tab/>-<text:s/><text:span text:style-name="T49">Histoire</text:span><text:s/>: Ceux qui refusent ouvertement le Donjon.</text:p>
      <text:p text:style-name="Normal"/>
      <text:p text:style-name="Normal"><text:span text:style-name="T50">Pure</text:span> :</text:p>
      <text:p text:style-name="Normal"><text:tab/>-<text:s/><text:span text:style-name="T51">Equivalence</text:span><text:s/>: Les croyants / religieux</text:p>
      <text:p text:style-name="Normal"><text:tab/>-<text:s/><text:span text:style-name="T52">Histoire</text:span><text:s/>:<text:s/></text:p>
      <text:p text:style-name="Normal"><text:tab/>-<text:s/><text:span text:style-name="T53">Anecdotes</text:span><text:s/>:</text:p>
      <text:p text:style-name="Normal"><text:tab/><text:tab/># Ils<text:s/>appellent<text:s/>La Licorne le "Poney corné". C'est pour eux le seul nom valable</text:p>
      <text:soft-page-break/>
      <text:p text:style-name="Normal"><text:tab/><text:tab/>de La Licorne. Il ne supporte pas une autre<text:s/>appellation.</text:p>
      <text:p text:style-name="Normal"/>
      <text:p text:style-name="P54">Hiérarchie</text:p>
      <text:p text:style-name="P55">Par RACE :</text:p>
      <text:p text:style-name="Normal"/>
      <text:p text:style-name="Normal">#<text:s/><text:span text:style-name="T56">Pré</text:span><text:span text:style-name="T57">-rupture</text:span><text:s/>:</text:p>
      <text:p text:style-name="Normal"/>
      <text:p text:style-name="Normal">0 : La licorne</text:p>
      <text:p text:style-name="Normal">1 : Streum</text:p>
      <text:p text:style-name="Normal">2 : Humain</text:p>
      <text:p text:style-name="Normal">4 : Pouilleux</text:p>
      <text:p text:style-name="Normal">5 : Faune</text:p>
      <text:p text:style-name="Normal"/>
      <text:p text:style-name="Normal">#<text:s/><text:span text:style-name="T58">Post-rupture</text:span><text:s/>:</text:p>
      <text:p text:style-name="Normal">Changement :</text:p>
      <text:p text:style-name="Normal">Les Sage sont<text:s/>FICTIFS</text:p>
      <text:p text:style-name="Normal">La Licorne est FICTIVE</text:p>
      <text:p text:style-name="Normal">Les voyants sont une RACE, non une Catégorie</text:p>
      <text:p text:style-name="Normal"/>
      <text:p text:style-name="Normal">0 : Voyant</text:p>
      <text:p text:style-name="Normal">1 : Streum</text:p>
      <text:p text:style-name="Normal">2 : Humain</text:p>
      <text:p text:style-name="Normal">4 : Pouilleux</text:p>
      <text:p text:style-name="Normal">5 : Faune</text:p>
      <text:p text:style-name="Normal"/>
      <text:p text:style-name="Normal"/>
      <text:p text:style-name="Normal"/>
      <text:soft-page-break/>
      <text:p text:style-name="P59">Par Catégorie :</text:p>
      <text:p text:style-name="Normal">#<text:s/><text:span text:style-name="T60">Pré</text:span><text:span text:style-name="T61">-rupture</text:span><text:s/>:</text:p>
      <text:p text:style-name="Normal">0 : La Licorne</text:p>
      <text:p text:style-name="Normal">1 : Sage</text:p>
      <text:p text:style-name="Normal">2 : Streum</text:p>
      <text:p text:style-name="Normal">3 : Voyant</text:p>
      <text:p text:style-name="Normal">4 : Pure</text:p>
      <text:p text:style-name="Normal">5 : Non-voyant</text:p>
      <text:p text:style-name="Normal">6 : Faune</text:p>
      <text:p text:style-name="Normal">7 : Golmon</text:p>
      <text:p text:style-name="Normal"/>
      <text:p text:style-name="Normal">#<text:s/><text:span text:style-name="T62">Post-rupture</text:span><text:s/>:</text:p>
      <text:p text:style-name="Normal">0 : Voyant (race et catégorie)</text:p>
      <text:p text:style-name="Normal">1 : Streum</text:p>
      <text:p text:style-name="Normal">2 : Non-voyant</text:p>
      <text:p text:style-name="Normal">3 : Faune</text:p>
      <text:p text:style-name="Normal">4 : Golmon</text:p>
      <text:p text:style-name="Normal">5 : Pure (?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reg</meta:initial-creator>
    <dc:creator>greg</dc:creator>
    <meta:creation-date>2015-04-19T19:24:00Z</meta:creation-date>
    <dc:date>2015-04-19T19:57:00Z</dc:date>
    <meta:template xlink:href="Normal.dotm" xlink:type="simple"/>
    <meta:editing-cycles>1</meta:editing-cycles>
    <meta:editing-duration>PT1980S</meta:editing-duration>
    <meta:document-statistic meta:page-count="5" meta:paragraph-count="7" meta:word-count="581" meta:character-count="3772" meta:row-count="26" meta:non-whitespace-character-count="3198"/>
  </office:meta>
</office:document-meta>
</file>